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7" style:family="paragraph" style:parent-style-name="Название_20_объекта">
      <style:paragraph-properties fo:text-align="center" style:justify-single-word="false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style:font-name="Courier New" fo:language="en" fo:country="US" style:font-name-complex="Courier New"/>
    </style:style>
    <style:style style:name="T7" style:family="text">
      <style:text-properties style:font-name="Courier New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8" text:outline-level="1">сверхбыстрый импорт <text:span text:style-name="T1">API</text:span>-функций</text:h>
      <text:p text:style-name="Standard">крис касперски ака мыщъх, <text:span text:style-name="T1">no</text:span>-<text:span text:style-name="T1">email</text:span></text:p>
      <text:p text:style-name="P4"/>
      <text:p text:style-name="P6"><text:span text:style-name="T3">окруженный компьютерами, опутанный проводами, мыщъх сидел в глубине своей хакерской норы и точил зверский план, который должен был обогнать </text:span><text:span text:style-name="T2">Microsoft</text:span><text:span text:style-name="T3"> и ведь обогнал! да еще как обогнал! скорость импорта возросла на порядок, отлично работая как на древней 9</text:span><text:span text:style-name="T2">x</text:span><text:span text:style-name="T3">, так и на новом </text:span><text:span text:style-name="T2">Windows Server </text:span><text:span text:style-name="T3">2003, включая все промежуточные системы, причем без грамма ассемблерного кода! все на 100% Си!</text:span></text:p>
      <text:h text:style-name="Heading_20_2" text:outline-level="2">введение</text:h>
      <text:p text:style-name="P5">Импорт <text:span text:style-name="T1">API</text:span>-функций "отъедает" существенный процент от общего времени загрузки исполняемых файлов и возникает естественное желание его сократить. Системный загрузчик крайне неэффективен и выполняет множество лишних проходов. Разбирая стандартную таблицу импорта, для каждой импортируемой функции он выполняет _полный_ _поиск_ соответствующего имени/ординала в таблице экспорта, не обращая внимания на то, что экспорт <text:span text:style-name="T1">KERNEL</text:span>32.<text:span text:style-name="T1">DLL</text:span> да и других системных библиотек упорядочен по алфавиту и, если таким же образом упорядочить импорт пользовательских программ, все <text:span text:style-name="T1">API</text:span>-функции можно слинковать за _один_ проход, используя минимум операций сравнения.</text:p>
      <text:p text:style-name="P5">В принципе, не заставляет нас пользоваться стандартным загрузчиком. Формат таблиц экспорта хорошо описан и при желании необходимые <text:span text:style-name="T1">API</text:span>-функции можно импортировать и "вручную". В частности, линкер <text:span text:style-name="T1">ulink</text:span> от Юрия Харона именно так и поступает, загружая необходимые ему <text:span text:style-name="T1">API</text:span>-функции по вышеописанному алгоритму (о чем подробно описывают "записки мыщъх'а" выложенные на <text:span text:style-name="T1">ftp</text:span>://<text:span text:style-name="T1">nezumi</text:span>.<text:span text:style-name="T1">org</text:span>.<text:span text:style-name="T1">ru</text:span>), однако, это еще не предел оптимизации и далеко не предел.</text:p>
      <text:h text:style-name="Heading_20_2" text:outline-level="2">коварство и любовь от <text:span text:style-name="T1">Microsoft</text:span></text:h>
      <text:p text:style-name="P5">Рассмотрим устройство стандартной таблицы импорта. На вершине иерархии находится структура <text:span text:style-name="T3">Import Directory Table</text:span>, представляющая собой массив структур <text:span text:style-name="T2">IMAGE</text:span><text:span text:style-name="T3">_</text:span><text:span text:style-name="T2">IMPORT</text:span><text:span text:style-name="T3">_</text:span><text:span text:style-name="T2">DESCRIPTOR</text:span>, завершаемых нулевым элементом. Каждый <text:span text:style-name="T1">IMAGE</text:span>_<text:span text:style-name="T1">IMPORT</text:span>_<text:span text:style-name="T1">DESCRIPTOR</text:span> содержит ссылки на две подчиненные структуры – <text:span text:style-name="T2">lookup</text:span><text:span text:style-name="T3">-таблицу</text:span>, содержащую имена и/или ординалы импортируемых функций (<text:span text:style-name="T3">Import Name Table</text:span>), и таблицу <text:span text:style-name="T3">импортируемых адресов </text:span>(<text:span text:style-name="T3">Import Address Table</text:span>), так же известную как Thunk Table. В процессе загрузки файла сюда записываются эффективные адреса импортируемых функций.</text:p>
      <text:p text:style-name="P5">Обе таблицы представляют собой массив 32-битных элементов, индексы которых взаимно соответствуют друг другу. То есть, если необходимая нам функция <text:span text:style-name="T1">some</text:span>_<text:span text:style-name="T1">func</text:span> находится в <text:span text:style-name="T1">i</text:span>‑элементе <text:span text:style-name="T1">lookup</text:span>-таблицы, тогда (после загрузки файла в память) <text:span text:style-name="T1">i</text:span>-индекс таблицы импортируемых адресов будет содержать эффективный виртуальный адрес <text:span text:style-name="T1">some</text:span>_<text:span text:style-name="T1">func</text:span>.</text:p>
      <text:p text:style-name="P5"/>
      <text:p text:style-name="P3">typedef struct _IMAGE_IMPORT_DESCRIPTOR {</text:p>
      <text:p text:style-name="P3">union {</text:p>
      <text:p text:style-name="P1"><text:span text:style-name="T5"><text:tab/>DWORD<text:tab/>Characteristics;<text:tab/>// 0 for terminating null import descriptor</text:span></text:p>
      <text:p text:style-name="P3"><text:tab/>DWORD<text:tab/>OriginalFirstThunk;<text:tab/>// RVA to original unbound IAT</text:p>
      <text:p text:style-name="P3"><text:tab/>};</text:p>
      <text:p text:style-name="P3"><text:tab/>DWORD<text:tab/>TimeDateStamp;<text:tab/><text:tab/>// 0 if not bound,</text:p>
      <text:p text:style-name="P3"><text:tab/><text:tab/><text:tab/><text:tab/><text:tab/>// -1 if bound, and real date\time stamp</text:p>
      <text:p text:style-name="P3"><text:tab/><text:tab/><text:tab/><text:tab/><text:tab/>// in IMAGE_DIRECTORY_ENTRY_BOUND_IMPORT (new)</text:p>
      <text:p text:style-name="P3"><text:tab/><text:tab/><text:tab/><text:tab/><text:tab/>// O.W. date/time stamp of DLL bound to (old)</text:p>
      <text:p text:style-name="P3"><text:tab/>DWORD<text:tab/>ForwarderChain;<text:tab/>// -1 if no forwarders</text:p>
      <text:p text:style-name="P3"><text:tab/>DWORD<text:tab/>Name;</text:p>
      <text:p text:style-name="P3"><text:tab/>DWORD<text:tab/>FirstThunk;<text:tab/><text:tab/>// RVA to IAT</text:p>
      <text:p text:style-name="P3">} IMAGE_IMPORT_DESCRIPTOR;</text:p>
      <text:p text:style-name="P7">Листинг<text:span text:style-name="T1"> </text:span><text:sequence text:ref-name="refЛистинг0" text:name="Листинг" text:formula="ooow:Листинг+1" style:num-format="1">1</text:sequence><text:span text:style-name="T1"> </text:span>прототип<text:span text:style-name="T1"> </text:span>структуры<text:span text:style-name="T1"> IMAGE_IMPORT_DESCRIPTOR</text:span></text:p>
      <text:p text:style-name="P5">До загрузки файла в память таблица импортируемых адресов дублирует <text:span text:style-name="T1">lookup</text:span>-таблицу, что (теоретически) позволяет загрузчику обходится одной лишь таблицей виртуальных адресов, избавляясь от прыжков по памяти, но практически он игнорирует ее.</text:p>
      <text:p text:style-name="P5">Создадим простейшую программу <text:span text:style-name="T1">test</text:span>.<text:span text:style-name="T1">c</text:span> и откомпилируем ее компилятором <text:span text:style-name="T1">Microsoft Visual C</text:span>++ с настройками по умолчанию.</text:p>
      <text:p text:style-name="P5"/>
      <text:p text:style-name="P3">#include &lt;stdio.h&gt;</text:p>
      <text:p text:style-name="P3"><text:soft-page-break/>main()</text:p>
      <text:p text:style-name="P3">{</text:p>
      <text:p text:style-name="P3"><text:tab/>printf("hello, world!\n");</text:p>
      <text:p text:style-name="P2">}</text:p>
      <text:p text:style-name="P7">Листинг<text:span text:style-name="T1"> </text:span><text:sequence text:ref-name="refЛистинг1" text:name="Листинг" text:formula="ooow:Листинг+1" style:num-format="1">2</text:sequence><text:span text:style-name="T1"> </text:span>простейшая экспериментальная программа <text:span text:style-name="T1">test</text:span>.<text:span text:style-name="T1">c</text:span></text:p>
      <text:p text:style-name="P5">Образовавшийся файл <text:span text:style-name="T1">test</text:span>.<text:span text:style-name="T1">exe</text:span> пропустим через утилиту <text:span text:style-name="T1">dumpbin</text:span>, входящую в состав <text:span text:style-name="T1">MS VC</text:span> (<text:span text:style-name="T1">dumpbin</text:span> /<text:span text:style-name="T1">IMPORTS</text:span> <text:span text:style-name="T1">test</text:span>.<text:span text:style-name="T1">exe</text:span> &gt; <text:span text:style-name="T1">out</text:span>), и посмотрим, что хорошего она нам скажет:</text:p>
      <text:p text:style-name="P5"/>
      <text:p text:style-name="P3">Dump of file test.exe</text:p>
      <text:p text:style-name="P3"/>
      <text:p text:style-name="P1"><text:span text:style-name="T5">KERNEL32.dll</text:span></text:p>
      <text:p text:style-name="P3"><text:tab/><text:tab/>405000 Import Address Table</text:p>
      <text:p text:style-name="P3"><text:tab/><text:tab/>4054AC Import Name Table</text:p>
      <text:p text:style-name="P1"><text:span text:style-name="T4"><text:tab/><text:tab/></text:span><text:span text:style-name="T5">0 time date stamp</text:span></text:p>
      <text:p text:style-name="P1"><text:span text:style-name="T4"><text:tab/><text:tab/></text:span><text:span text:style-name="T5">0 Index of first forwarder reference</text:span></text:p>
      <text:p text:style-name="P2"><text:tab/><text:tab/></text:p>
      <text:p text:style-name="P1"><text:span text:style-name="T4"><text:tab/><text:tab/>2</text:span><text:span text:style-name="T5">DF</text:span><text:span text:style-name="T4"><text:tab/></text:span><text:span text:style-name="T5">WriteFile</text:span></text:p>
      <text:p text:style-name="P1"><text:span text:style-name="T4"><text:tab/><text:tab/>174<text:tab/></text:span><text:span text:style-name="T5">GetVersion</text:span></text:p>
      <text:p text:style-name="P1"><text:span text:style-name="T4"><text:tab/><text:tab/>7</text:span><text:span text:style-name="T5">D</text:span><text:span text:style-name="T4"><text:tab/></text:span><text:span text:style-name="T5">ExitProcess</text:span></text:p>
      <text:p text:style-name="P2">...</text:p>
      <text:p text:style-name="P7">Листинг<text:span text:style-name="T1"> </text:span><text:sequence text:ref-name="refЛистинг2" text:name="Листинг" text:formula="ooow:Листинг+1" style:num-format="1">3</text:sequence><text:span text:style-name="T1"> </text:span>импорт нашей программы <text:span text:style-name="T1">test</text:span>.<text:span text:style-name="T1">exe</text:span>, выданный утилитой <text:span text:style-name="T1">dumpbin</text:span></text:p>
      <text:p text:style-name="P5">Ага, таблица адресов располагается по адресу 405000<text:span text:style-name="T1">h</text:span>, а <text:span text:style-name="T1">lookup</text:span>-таблица — по 4054<text:span text:style-name="T1">ACh</text:span>. Заглянув туда <text:span text:style-name="T1">hiew</text:span>'ом мы увидим следующее:</text:p>
      <text:p text:style-name="P5"/>
      <text:p text:style-name="P3">.00405000:D8 56 00 00-62 55 00 00-70 55 00 00-7E 55 00 00</text:p>
      <text:p text:style-name="P1"><text:span text:style-name="T5">.00405010:92 55 00 00-A6 55 00 00-C2 55 00 00-D8 55 00 00</text:span></text:p>
      <text:p text:style-name="P3">.00405020:F2 55 00 00-0C 56 00 00-22 56 00 00-3A 56 00 00</text:p>
      <text:p text:style-name="P7">Листинг<text:span text:style-name="T1"> </text:span><text:sequence text:ref-name="refЛистинг3" text:name="Листинг" text:formula="ooow:Листинг+1" style:num-format="1">4</text:sequence><text:span text:style-name="T1"> </text:span>содержимое таблицы адресов — <text:span text:style-name="T1">RVA</text:span> адреса имен импортируемых функций</text:p>
      <text:p text:style-name="P5"/>
      <text:p text:style-name="P3">.004054AC:D8 56 00 00-62 55 00 00-70 55 00 00-7E 55 00 00</text:p>
      <text:p text:style-name="P1"><text:span text:style-name="T5">.004050DC:92 55 00 00-A6 55 00 00-C2 55 00 00-D8 55 00 00</text:span></text:p>
      <text:p text:style-name="P3">.004050EC:F2 55 00 00-0C 56 00 00-22 56 00 00-3A 56 00 00</text:p>
      <text:p text:style-name="P7">Листинг <text:sequence text:ref-name="refЛистинг4" text:name="Листинг" text:formula="ooow:Листинг+1" style:num-format="1">5</text:sequence> содержимое <text:span text:style-name="T1">lookup</text:span>-таблицы — <text:span text:style-name="T1">RVA</text:span> адреса имен импортируемых функций</text:p>
      <text:p text:style-name="P5">Как видно, обе таблицы действительно полностью совпадают и указывают на массив имен/ординалов импортируемых функций:</text:p>
      <text:p text:style-name="P5"/>
      <text:p text:style-name="P3">.004056D8:DF 02 57 72-69 74 65 46 61 70 41 6C-6C 6F 63 00 ▀☻WriteFile</text:p>
      <text:p text:style-name="P7">Листинг <text:sequence text:ref-name="refЛистинг5" text:name="Листинг" text:formula="ooow:Листинг+1" style:num-format="1">6</text:sequence> содержимое таблицы имен — имена импортируемых функций</text:p>
      <text:p text:style-name="P5">А теперь пропустим через <text:span text:style-name="T1">dumpbin</text:span> "Блокнот" из стандартной поставки <text:span text:style-name="T1">NT</text:span> (<text:span text:style-name="T1">dumpbin </text:span>/<text:span text:style-name="T1">IMPORTS notepad</text:span>.<text:span text:style-name="T1">exe </text:span>&gt;<text:span text:style-name="T1"> out</text:span>) и увидим в чем разница.</text:p>
      <text:p text:style-name="P5"/>
      <text:p text:style-name="P3">KERNEL32.dll</text:p>
      <text:p text:style-name="P3"><text:tab/><text:tab/>1001080 Import Address Table</text:p>
      <text:p text:style-name="P3"><text:tab/><text:tab/>1006784 Import Name Table</text:p>
      <text:p text:style-name="P3"><text:tab/><text:tab/>FFFFFFFF time date stamp</text:p>
      <text:p text:style-name="P3"><text:tab/><text:tab/>FFFFFFFF Index of first forwarder reference</text:p>
      <text:p text:style-name="P3"/>
      <text:p text:style-name="P1"><text:span text:style-name="T5">77E99F42<text:tab/>1EF <text:s/>LocalUnlock</text:span></text:p>
      <text:p text:style-name="P3">77E8B7F4<text:tab/>1AE <text:s/>GlobalUnlock</text:p>
      <text:p text:style-name="P3">77E8CCA3<text:tab/>1A7 <text:s/>GlobalLock</text:p>
      <text:p text:style-name="P7">Листинг <text:sequence text:ref-name="refЛистинг6" text:name="Листинг" text:formula="ooow:Листинг+1" style:num-format="1">7</text:sequence> импорт "Блокнота" от <text:span text:style-name="T1">Microsoft</text:span>'а</text:p>
      <text:p text:style-name="P5">Таблица адресов еще _до_ загрузки файла в память _уже_ содержит готовые эффективные виртуальные адреса! Если не верите — смотрите <text:span text:style-name="T1">hiew</text:span>'ом:</text:p>
      <text:p text:style-name="P5"/>
      <text:p text:style-name="P3">.010012D4:22 6A AF 76-47 26 AF 76-9E DB AE 76-5F FC AF 76</text:p>
      <text:p text:style-name="P3">.010012E4:32 6A AF 76-E2 16 AE 76-71 6F AF 76-C2 AC AF 76</text:p>
      <text:p text:style-name="P3">.010012F4:9C 1D AF 76-00 00 00 00-00 00 00 00-00 00 00 00</text:p>
      <text:p text:style-name="P7">Листинг <text:sequence text:ref-name="refЛистинг7" text:name="Листинг" text:formula="ooow:Листинг+1" style:num-format="1">8</text:sequence> содержимое таблицы адресов — эффективные виртуальные адреса импортируемых функций!</text:p>
      <text:p text:style-name="P5"><text:soft-page-break/>Благодаря этой хитрости, системному загрузчику уже не нужно тратить время на импорт функций. Он просто смотрит на поле временной отметки (<text:span text:style-name="T1">TimeDateStamp</text:span>) импортируемой <text:span text:style-name="T1">DLL</text:span> и если оно совпадет с <text:span text:style-name="T1">DLL</text:span>, установленной на компьютере, реальный импорт _не_ производится. В противном случае, конечно, приходится напрягаться и тратить такты процессора на загрузку, но <text:span text:style-name="T1">Microsoft</text:span> обновляет свои прикладные приложения синхронно с обновлением системных библиотек, поэтому ее программы получают огромное преимущество над конкурентами. Какое коварство!!!</text:p>
      <text:p text:style-name="P5">Такая техника импорта функций называется <text:span text:style-name="T3">биндингом</text:span> (<text:span text:style-name="T2">binding</text:span>) и при желании может быть реализована с помощью утилиты <text:span text:style-name="T1">editbin</text:span>, позаимствованной все из того же компилятора (<text:span text:style-name="T1">editbin</text:span> /<text:span text:style-name="T1">BIND</text:span> <text:span text:style-name="T1">test</text:span>.<text:span text:style-name="T1">exe</text:span>). Посмотрим, что она сделала с нашим тестовым файлом? А сделала она с ним вот что:</text:p>
      <text:p text:style-name="P5"/>
      <text:p text:style-name="P3">Dump of file test.exe</text:p>
      <text:p text:style-name="P3"/>
      <text:p text:style-name="P3">KERNEL32.dll</text:p>
      <text:p text:style-name="P3"><text:tab/><text:tab/>405000 Import Address Table</text:p>
      <text:p text:style-name="P3"><text:tab/><text:tab/>4054AC Import Name Table</text:p>
      <text:p text:style-name="P3"><text:tab/><text:tab/>44B17B02 time date stamp Mon Jul 10 01:54:10 2006</text:p>
      <text:p text:style-name="P1"><text:span text:style-name="T5"><text:tab/><text:tab/>13 Index of first forwarder reference</text:span></text:p>
      <text:p text:style-name="P3"/>
      <text:p text:style-name="P3">7944639C<text:tab/>2DF <text:s/>WriteFile</text:p>
      <text:p text:style-name="P3">79450D1D<text:tab/>174 <text:s/>GetVersion</text:p>
      <text:p text:style-name="P1"><text:span text:style-name="T4">794569</text:span><text:span text:style-name="T5">BE</text:span><text:span text:style-name="T4"><text:tab/>7</text:span><text:span text:style-name="T5">D</text:span><text:span text:style-name="T4"> <text:s text:c="2"/></text:span><text:span text:style-name="T5">ExitProcess</text:span></text:p>
      <text:p text:style-name="P7">Листинг <text:sequence text:ref-name="refЛистинг8" text:name="Листинг" text:formula="ooow:Листинг+1" style:num-format="1">9</text:sequence> импорт нашей тестовая утилита после биндинга<text:span text:style-name="T1"> </text:span>– <text:span text:style-name="T1">RVA</text:span> адреса имен <text:span text:style-name="T1">API</text:span>-функций сменились эффективные виртуальные адресами самих <text:span text:style-name="T1">API</text:span>-функций</text:p>
      <text:p text:style-name="P5">Ура! Теперь и наша программа будет загружаться не хуже, чем у <text:span text:style-name="T1">Microsoft</text:span>!!! А вот и ни хрена подобного! Это на _вашей_ системе она будет загружаться "не хуже", а вот у большинства остальных пользователей временная отметка <text:span text:style-name="T1">DLL</text:span> наверняка не совпадет с вашей, и вся оптимизация пойдет насмарку, тем более, что <text:span text:style-name="T1">Microsoft</text:span> имеет тенденцию обновлять <text:span text:style-name="T1">DLL</text:span> не только с каждой версией операционной системы, но даже с установкой очередного <text:span text:style-name="T1">Service</text:span> <text:span text:style-name="T1">Pack</text:span>'а! Кажется, что ситуация ласты, но это не так...</text:p>
      <text:h text:style-name="Heading_20_2" text:outline-level="2">как утереть нос <text:span text:style-name="T1">Microsoft</text:span></text:h>
      <text:p text:style-name="P5">Самое простое решение, которое только приходит на ум — это тащить за собой <text:span text:style-name="T1">editbin</text:span> (благо лицензия этого вроде бы не запрещает) и делать биндинг непосредственно при установке программы. Не желающие связываться с <text:span text:style-name="T1">Microsoft</text:span> могут реализовать утилиту для биндинга самостоятельно или воспользоваться линкером <text:span text:style-name="T1">ulink</text:span> от Юрия Харона, который это тоже умеет и уж точно не имеет проблем с лицензированием.</text:p>
      <text:p text:style-name="P5">Но, прежде чем открывать пиво и праздновать победу, задумаемся: что произойдет если пользователь обновит систему после установки нашей программы? Правильно! Биндинг тут же перестанет работать, скорость загрузки упадет в разы, а это нехорошо. Можно, конечно, порекомендовать пользователю переустанавливать нашу программу после всякого обновления системы, но это не гуманно и вообще жестоко. Гораздо проще поступить так.</text:p>
      <text:p text:style-name="P5">Пусть при каждом запуске наша программа проверяет <text:span text:style-name="T1">TimeDateStamp</text:span> всех импортируемых <text:span text:style-name="T1">DLL</text:span> и если он изменился, запускает <text:span text:style-name="T1">editbin</text:span> (или другую утилиту) для ре-биндинга. Поскольку, править активный процесс нельзя, его необходимо завершить, породив перед этим дочерний субпроцесс или запустив <text:span text:style-name="T1">bat</text:span>-файл, который бы ре-биндил нашу программу и тут же перезапускал ее вновь, чтобы эти махинации протекали прозрачно для пользователя и не высаживали его на измену.</text:p>
      <text:h text:style-name="Heading_20_2" text:outline-level="2">экстремальная оптимизация</text:h>
      <text:p text:style-name="P5">Дизассемблировав <text:span text:style-name="T1">notepad</text:span>.<text:span text:style-name="T1">exe</text:span> или наш оптимизированный <text:span text:style-name="T1">test</text:span>.<text:span text:style-name="T1">exe</text:span>, мы увидим, что все <text:span text:style-name="T1">API</text:span>-функции вызываются косвенным образом, что совсем не способствует производительности.</text:p>
      <text:p text:style-name="P5"/>
      <text:p text:style-name="P1"><text:span text:style-name="T5">.text:0040115F 68 FF 00 00 00<text:tab/><text:tab/>push<text:tab/>0FFh<text:tab/>; uExitCode</text:span></text:p>
      <text:p text:style-name="P3">.text:00401164 FF 15 08 50 40 00<text:tab/>call<text:tab/>ds:[ExitProcess]</text:p>
      <text:p text:style-name="P7">Листинг <text:sequence text:ref-name="refЛистинг9" text:name="Листинг" text:formula="ooow:Листинг+1" style:num-format="1">10</text:sequence> косвенный вызов <text:span text:style-name="T1">API</text:span>-функций, сгенерированный компилятором</text:p>
      <text:p text:style-name="P5">Прямой <text:span text:style-name="T6">call addr</text:span> намного быстрее, чем <text:span text:style-name="T6">call </text:span><text:span text:style-name="T7">[</text:span><text:span text:style-name="T6">addr</text:span><text:span text:style-name="T7">]</text:span> (особенно в циклах), так почему бы не извернуться и не "вживить" в программу эффективные адреса <text:span text:style-name="T1">API</text:span>-функций, <text:soft-page-break/>определяемые на стадии установки через <text:span text:style-name="T6">GetProcAddress</text:span> (естественно, не забывая о контроле отметки времени). Ни одна из известных мыщъх'у утилит этого делать не умеет, поэтому приходится шевелить хвостом и кодить на Си самостоятельно.</text:p>
      <text:p text:style-name="P5">Разбирая таблицу импорта откомпилированной программы, находим все перекрестные ссылки на <text:span text:style-name="T1">API</text:span>-функции и если там будет <text:span text:style-name="T1">FFh </text:span>15<text:span text:style-name="T1">h XXh XXh XXh XXh</text:span> (косвенный <text:span text:style-name="T1">call</text:span>) записываем поверх него <text:span text:style-name="T1">EB YYh YYh YYh YYh </text:span>90<text:span text:style-name="T1">h</text:span> (непосредственный <text:span text:style-name="T1">CALL</text:span> + <text:span text:style-name="T1">NOP</text:span>; зачем нам нужен <text:span text:style-name="T1">NOP</text:span>? а затем, что непосредственный вызов на байт короче), где <text:span text:style-name="T1">YYh YYh YYh YYh </text:span>– относительный адрес <text:span text:style-name="T1">API</text:span>-функции, отсчитываемый от конца инструкции <text:span text:style-name="T1">CALL</text:span>) После этого выбрасываем таблицу импорта на хрен, оставляя лишь <text:span text:style-name="T1">KERNEL</text:span>32.<text:span text:style-name="T1">DLL</text:span> с единственной импортируемой функцией (неважно какой). Дело в том, что системный загрузчик <text:span text:style-name="T1">Windows </text:span>2000 содержал ошибку и отказывался загружать программы, не импортирующие ни одной функции из <text:span text:style-name="T1">KERNEL</text:span>32.<text:span text:style-name="T1">DLL</text:span>, а, значит, не проецирующих ее на свое адресное пространство. Поскольку, сам загрузчик нуждался в <text:span text:style-name="T1">KERNEL</text:span>32.<text:span text:style-name="T1">DLL</text:span>, но забывал проверить: а была ли она вообще спроецирована или нет, приложения без таблицы импорта падали с исключением.</text:p>
      <text:p text:style-name="P5">В конечном счете, мы: а) сократим размер файла за счет отказа от таблицы импорта; б) ускорим загрузку файла; в) слегка оптимизируем вызов <text:span text:style-name="T1">API</text:span>-функций (впрочем, поскольку выполнение подавляющего большинства <text:span text:style-name="T1">API</text:span>-функций занимает существенное время, разница между прямым и косвенным вызовом будет не столь уж и заметной, однако, существуют <text:span text:style-name="T1">API</text:span>-функции содержащие всего несколько строк, например, <text:span text:style-name="T6">GetLastError</text:span>).</text:p>
      <text:h text:style-name="Heading_20_2" text:outline-level="2">заключение</text:h>
      <text:p text:style-name="P5">Это только кажется, что <text:span text:style-name="T1">Windows</text:span> истоптана вдоль и поперек! На самом деле, потенциал оптимизации еще не исчерпан и творчески мыслящий программист всегда найдет неординарное решение, обгоняющее по скорости саму <text:span text:style-name="T1">Microsoft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7-10T04:00:00</dc:date>
    <meta:editing-cycles>119</meta:editing-cycles>
    <meta:editing-duration>PT3H23M</meta:editing-duration>
    <meta:document-statistic meta:table-count="0" meta:image-count="0" meta:object-count="0" meta:page-count="4" meta:paragraph-count="98" meta:word-count="1517" meta:character-count="10829" meta:non-whitespace-character-count="9334"/>
    <meta:generator>LibreOffice/5.1.4.2$Windows_x86 LibreOffice_project/f99d75f39f1c57ebdd7ffc5f42867c12031db97a</meta:generator>
  </office:meta>
</office:document-meta>
</file>